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71in" style:rel-column-width="20770*"/>
    </style:style>
    <style:style style:name="Table1.B" style:family="table-column">
      <style:table-column-properties style:column-width="1.3729in" style:rel-column-width="11997*"/>
    </style:style>
    <style:style style:name="Table1.C" style:family="table-column">
      <style:table-column-properties style:column-width="1.3097in" style:rel-column-width="11443*"/>
    </style:style>
    <style:style style:name="Table1.D" style:family="table-column">
      <style:table-column-properties style:column-width="2.4403in" style:rel-column-width="21325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4" style:family="table-cell">
      <style:table-cell-properties fo:padding="0.0382in" fo:border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4236in" table:align="margins"/>
    </style:style>
    <style:style style:name="Table8.A" style:family="table-column">
      <style:table-column-properties style:column-width="2.474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6" style:family="table">
      <style:table-properties style:width="7.4236in" table:align="margins"/>
    </style:style>
    <style:style style:name="Table6.A" style:family="table-column">
      <style:table-column-properties style:column-width="3.7118in" style:rel-column-width="32767*"/>
    </style:style>
    <style:style style:name="Table6.B" style:family="table-column">
      <style:table-column-properties style:column-width="3.7118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236in" table:align="margins"/>
    </style:style>
    <style:style style:name="Table5.A" style:family="table-column">
      <style:table-column-properties style:column-width="1.4847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4236in" table:align="margins"/>
    </style:style>
    <style:style style:name="Table9.A" style:family="table-column">
      <style:table-column-properties style:column-width="3.7118in" style:rel-column-width="32767*"/>
    </style:style>
    <style:style style:name="Table9.B" style:family="table-column">
      <style:table-column-properties style:column-width="3.7118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7" style:family="table">
      <style:table-properties style:width="7.4236in" table:align="margins"/>
    </style:style>
    <style:style style:name="Table7.A" style:family="table-column">
      <style:table-column-properties style:column-width="3.7118in" style:rel-column-width="32767*"/>
    </style:style>
    <style:style style:name="Table7.B" style:family="table-column">
      <style:table-column-properties style:column-width="3.7118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10" style:family="table">
      <style:table-properties style:width="7.4236in" table:align="margins"/>
    </style:style>
    <style:style style:name="Table10.A" style:family="table-column">
      <style:table-column-properties style:column-width="3.7118in" style:rel-column-width="32767*"/>
    </style:style>
    <style:style style:name="Table10.B" style:family="table-column">
      <style:table-column-properties style:column-width="3.7118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5" style:family="table-row">
      <style:table-row-properties style:min-row-height="0.2958in"/>
    </style:style>
    <style:style style:name="Table12" style:family="table">
      <style:table-properties style:width="7.4236in" table:align="margins"/>
    </style:style>
    <style:style style:name="Table12.A" style:family="table-column">
      <style:table-column-properties style:column-width="2.4743in" style:rel-column-width="21842*"/>
    </style:style>
    <style:style style:name="Table12.C" style:family="table-column">
      <style:table-column-properties style:column-width="2.475in" style:rel-column-width="21851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1" style:family="table">
      <style:table-properties style:width="7.4236in" table:align="margins"/>
    </style:style>
    <style:style style:name="Table11.A" style:family="table-column">
      <style:table-column-properties style:column-width="2.474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3" style:family="table">
      <style:table-properties style:width="7.4236in" table:align="margins"/>
    </style:style>
    <style:style style:name="Table13.A" style:family="table-column">
      <style:table-column-properties style:column-width="3.7118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4236in" table:align="margins"/>
    </style:style>
    <style:style style:name="Table14.A" style:family="table-column">
      <style:table-column-properties style:column-width="1.0604in" style:rel-column-width="9361*"/>
    </style:style>
    <style:style style:name="Table14.B" style:family="table-column">
      <style:table-column-properties style:column-width="1.0604in" style:rel-column-width="9362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G1" style:family="table-cell">
      <style:table-cell-properties fo:padding="0.0382in" fo:border="0.05pt solid #000000"/>
    </style:style>
    <style:style style:name="Table15" style:family="table">
      <style:table-properties style:width="7.4236in" table:align="margins"/>
    </style:style>
    <style:style style:name="Table15.A" style:family="table-column">
      <style:table-column-properties style:column-width="1.0604in" style:rel-column-width="9362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G1" style:family="table-cell">
      <style:table-cell-properties fo:padding="0.0382in" fo:border="0.05pt solid #000000"/>
    </style:style>
    <style:style style:name="Table16" style:family="table">
      <style:table-properties style:width="7.4236in" table:align="margins"/>
    </style:style>
    <style:style style:name="Table16.A" style:family="table-column">
      <style:table-column-properties style:column-width="1.8563in" style:rel-column-width="1638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7" style:family="table">
      <style:table-properties style:width="7.4236in" table:align="margins"/>
    </style:style>
    <style:style style:name="Table17.A" style:family="table-column">
      <style:table-column-properties style:column-width="1.8563in" style:rel-column-width="16383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officeooo:rsid="00a907f5" officeooo:paragraph-rsid="00b11ae2" style:font-size-complex="12pt"/>
    </style:style>
    <style:style style:name="P4" style:family="paragraph" style:parent-style-name="Heading_20_1">
      <style:paragraph-properties fo:break-before="page"/>
      <style:text-properties style:font-name="Liberation Serif1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3b593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541a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9ecfe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804a73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0efb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2fa3f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a4949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59f2e" officeooo:paragraph-rsid="0058245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bb70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8c237d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92c796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cab2e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9d4c6a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b11ae2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0f240" officeooo:paragraph-rsid="00804a7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2d94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d3925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d4c6a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af8e4e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7f4015" officeooo:paragraph-rsid="009d3925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paragraph-rsid="0052f5a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7f4015" officeooo:paragraph-rsid="007f401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92d940" officeooo:paragraph-rsid="0092d940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80a560" officeooo:paragraph-rsid="0080a560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aaba15" officeooo:paragraph-rsid="00aaba15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7f4015" officeooo:paragraph-rsid="007f4015" style:font-size-complex="12pt"/>
    </style:style>
    <style:style style:name="P31" style:family="paragraph" style:parent-style-name="Table_20_Contents">
      <style:paragraph-properties fo:text-align="start" style:justify-single-word="false"/>
      <style:text-properties officeooo:rsid="007f4015" officeooo:paragraph-rsid="007f9fb1" style:font-size-complex="12pt"/>
    </style:style>
    <style:style style:name="P32" style:family="paragraph" style:parent-style-name="Table_20_Contents">
      <style:paragraph-properties fo:text-align="start" style:justify-single-word="false"/>
      <style:text-properties officeooo:rsid="0083cb53" officeooo:paragraph-rsid="0089853e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officeooo:rsid="0083cb53" officeooo:paragraph-rsid="00862c2c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officeooo:rsid="0083cb53" officeooo:paragraph-rsid="009ed273" style:font-size-complex="12pt"/>
    </style:style>
    <style:style style:name="P35" style:family="paragraph" style:parent-style-name="Table_20_Contents">
      <style:paragraph-properties fo:text-align="start" style:justify-single-word="false"/>
      <style:text-properties officeooo:rsid="0092fa3f" officeooo:paragraph-rsid="0092fa3f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officeooo:rsid="0086d0e3" officeooo:paragraph-rsid="0086d0e3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officeooo:rsid="00880be4" officeooo:paragraph-rsid="00880be4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rsid="00880be4" officeooo:paragraph-rsid="009ed273" style:font-size-complex="12pt"/>
    </style:style>
    <style:style style:name="P39" style:family="paragraph" style:parent-style-name="Table_20_Contents">
      <style:paragraph-properties fo:text-align="start" style:justify-single-word="false"/>
      <style:text-properties officeooo:rsid="00a907f5" officeooo:paragraph-rsid="00a907f5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9d4c6a" officeooo:paragraph-rsid="00a5b56a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8dc966" officeooo:paragraph-rsid="00a4949e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b11ae2" officeooo:paragraph-rsid="00b11ae2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b13155" officeooo:paragraph-rsid="00b13155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7f4015" officeooo:paragraph-rsid="009ed273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7f4015" officeooo:paragraph-rsid="009d4c6a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d803b" officeooo:paragraph-rsid="00a4949e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d803b" officeooo:paragraph-rsid="00a5b56a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f184b" officeooo:paragraph-rsid="00a1df3a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f184b" officeooo:paragraph-rsid="00a5b56a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9ddfae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4c291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6d0b9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8af7b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7bbbe" officeooo:paragraph-rsid="009ddfae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b27a9" officeooo:paragraph-rsid="009ddfae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d3925" officeooo:paragraph-rsid="009d4c6a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d3925" officeooo:paragraph-rsid="00b11ae2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d3925" officeooo:paragraph-rsid="00acf5d3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8c237d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b730f8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bea0b0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c4c291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c65932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c65ba1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a1df3a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b730f8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b8c70d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cdcca3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cde767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96a6d1" officeooo:paragraph-rsid="00959851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97bbbe" officeooo:paragraph-rsid="00959851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9b27a9" officeooo:paragraph-rsid="00959851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bf9281" officeooo:paragraph-rsid="00bf9281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c325af" officeooo:paragraph-rsid="00c325af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c65932" officeooo:paragraph-rsid="00c65932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0fdea" officeooo:paragraph-rsid="00a4949e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c14fe6" officeooo:paragraph-rsid="00c14fe6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c65ba1" officeooo:paragraph-rsid="00c65ba1" style:font-weight-asian="bold" style:font-size-complex="12pt" style:font-weight-complex="bold"/>
    </style:style>
    <style:style style:name="P79" style:family="paragraph" style:parent-style-name="Table_20_Contents">
      <style:text-properties officeooo:rsid="00b7269b"/>
    </style:style>
    <style:style style:name="P80" style:family="paragraph" style:parent-style-name="Table_20_Contents">
      <style:text-properties officeooo:rsid="00b7269b" officeooo:paragraph-rsid="00c367ce"/>
    </style:style>
    <style:style style:name="T1" style:family="text">
      <style:text-properties fo:color="#000000" style:font-name="Liberation Serif1" fo:font-size="12pt" fo:font-weight="bold" officeooo:rsid="0089853e" style:font-size-asian="12pt" style:font-weight-asian="bold" style:font-weight-complex="bold"/>
    </style:style>
    <style:style style:name="T2" style:family="text">
      <style:text-properties fo:color="#000000" style:font-name="Liberation Serif1" fo:font-size="12pt" fo:font-weight="normal" style:font-size-asian="12pt" style:font-weight-asian="normal" style:font-weight-complex="normal"/>
    </style:style>
    <style:style style:name="T3" style:family="text">
      <style:text-properties fo:color="#000000" style:font-name="Liberation Serif1" fo:font-size="12pt" fo:font-weight="normal" officeooo:rsid="007f4015" style:font-size-asian="12pt" style:font-weight-asian="normal" style:font-weight-complex="normal"/>
    </style:style>
    <style:style style:name="T4" style:family="text">
      <style:text-properties fo:color="#000000" style:font-name="Liberation Serif1" fo:font-size="12pt" fo:font-weight="normal" officeooo:rsid="005f184b" style:font-size-asian="12pt" style:font-weight-asian="normal" style:font-weight-complex="normal"/>
    </style:style>
    <style:style style:name="T5" style:family="text">
      <style:text-properties fo:color="#000000" style:font-name="Liberation Serif1" fo:font-size="12pt" fo:font-weight="normal" officeooo:rsid="005d803b" style:font-size-asian="12pt" style:font-weight-asian="normal" style:font-weight-complex="normal"/>
    </style:style>
    <style:style style:name="T6" style:family="text">
      <style:text-properties fo:color="#000000" style:font-name="Liberation Serif1" fo:font-size="12pt" fo:font-weight="normal" officeooo:rsid="009d3925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1" fo:font-size="12pt" fo:font-weight="normal" officeooo:rsid="005f184b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1" fo:font-size="12pt" fo:font-weight="normal" officeooo:rsid="007f4015" style:font-size-asian="12pt" style:font-weight-asian="normal" style:font-size-complex="12pt" style:font-weight-complex="normal"/>
    </style:style>
    <style:style style:name="T9" style:family="text">
      <style:text-properties fo:font-weight="bold" officeooo:rsid="005600bf" style:font-weight-asian="bold" style:font-weight-complex="bold"/>
    </style:style>
    <style:style style:name="T10" style:family="text">
      <style:text-properties fo:font-weight="bold" officeooo:rsid="005f184b" style:font-weight-asian="bold" style:font-weight-complex="bold"/>
    </style:style>
    <style:style style:name="T11" style:family="text">
      <style:text-properties fo:font-weight="bold" officeooo:rsid="0089853e" style:font-weight-asian="bold" style:font-weight-complex="bold"/>
    </style:style>
    <style:style style:name="T12" style:family="text">
      <style:text-properties fo:font-weight="bold" officeooo:rsid="0094ca8e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5600bf"/>
    </style:style>
    <style:style style:name="T15" style:family="text">
      <style:text-properties officeooo:rsid="005d363f"/>
    </style:style>
    <style:style style:name="T16" style:family="text">
      <style:text-properties officeooo:rsid="005d803b"/>
    </style:style>
    <style:style style:name="T17" style:family="text">
      <style:text-properties officeooo:rsid="005f184b"/>
    </style:style>
    <style:style style:name="T18" style:family="text">
      <style:text-properties officeooo:rsid="007f4015"/>
    </style:style>
    <style:style style:name="T19" style:family="text">
      <style:text-properties officeooo:rsid="0083cb53"/>
    </style:style>
    <style:style style:name="T20" style:family="text">
      <style:text-properties officeooo:rsid="0086d0e3"/>
    </style:style>
    <style:style style:name="T21" style:family="text">
      <style:text-properties officeooo:rsid="009d3925"/>
    </style:style>
    <style:style style:name="T22" style:family="text">
      <style:text-properties officeooo:rsid="00ac75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4"><text:span text:style-name="T13"><text:placeholder text:placeholder-type="text">&lt;context['company.rec_name']&gt;</text:placeholder></text:span><text:line-break/><text:span text:style-name="T20">Disease Notifications</text:span> <text:span text:style-name="T15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25">Name: <text:placeholder text:placeholder-type="text">&lt;patient.patient.firstname&gt;</text:placeholder> <text:placeholder text:placeholder-type="text">&lt;patient.patient.lastname&gt;</text:placeholder></text:p>
          </table:table-cell>
          <table:table-cell table:style-name="Table1.B1" table:number-columns-spanned="2" office:value-type="string">
            <text:p text:style-name="P5">UPI: <text:placeholder text:placeholder-type="text">&lt;patient.puid&gt;</text:placeholder></text:p>
          </table:table-cell>
          <table:covered-table-cell/>
          <table:table-cell table:style-name="Table1.B1" office:value-type="string">
            <text:p text:style-name="P8">Sex: <text:span text:style-name="T14"><text:placeholder text:placeholder-type="text">&lt;choose test=""&gt;</text:placeholder></text:span><text:span text:style-name="T14"><text:placeholder text:placeholder-type="text">&lt;when test="patient.sex=='f'"&gt;</text:placeholder></text:span><text:span text:style-name="T14">Female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Male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</table:table-cell>
        </table:table-row>
        <table:table-row>
          <table:covered-table-cell/>
          <table:table-cell table:style-name="Table1.A1" table:number-columns-spanned="2" office:value-type="string">
            <text:p text:style-name="P19"/>
          </table:table-cell>
          <table:covered-table-cell/>
          <table:table-cell table:style-name="Table1.A1" office:value-type="string">
            <text:p text:style-name="P12">Age: <text:bookmark text:name="__DdeLink__2929_20520419921"/><text:span text:style-name="T9"><text:placeholder text:placeholder-type="text">&lt;patient.age&gt;</text:placeholder></text:span></text:p>
          </table:table-cell>
        </table:table-row>
        <table:table-row>
          <table:table-cell table:style-name="Table1.A3" table:number-columns-spanned="4" office:value-type="string">
            <text:p text:style-name="P26">Notification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0">Date: <text:span text:style-name="T2"><text:placeholder text:placeholder-type="text">&lt;patient.date_notified&gt;</text:placeholder></text:span></text:p>
                </table:table-cell>
                <table:table-cell table:style-name="Table3.A1" office:value-type="string">
                  <text:p text:style-name="P31">Status: <text:span text:style-name="T2"><text:placeholder text:placeholder-type="text">&lt;patient.status&gt;</text:placeholder></text:span></text:p>
                </table:table-cell>
                <table:table-cell table:style-name="Table3.C1" office:value-type="string">
                  <text:p text:style-name="P31">Code: <text:span text:style-name="T2"><text:placeholder text:placeholder-type="text">&lt;patient.name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8"><text:span text:style-name="T19">Disease/</text:span>Diagnosi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33">Suspected Diagnosis</text:p>
                </table:table-cell>
                <table:table-cell table:style-name="Table2.A1" office:value-type="string">
                  <text:p text:style-name="P36">Date of Onset</text:p>
                </table:table-cell>
                <table:table-cell table:style-name="Table2.C1" office:value-type="string">
                  <text:p text:style-name="P37">EPI Week of Onset</text:p>
                </table:table-cell>
              </table:table-row>
              <table:table-row>
                <table:table-cell table:style-name="Table2.A2" office:value-type="string">
                  <text:p text:style-name="P34"><text:span text:style-name="T4"><text:placeholder text:placeholder-type="text">&lt;if test="patient.diagnosis"&gt;</text:placeholder></text:span><text:span text:style-name="T3"><text:placeholder text:placeholder-type="text">&lt;patient.diagnosis.name&gt;</text:placeholder></text:span><text:span text:style-name="T5"><text:placeholder text:placeholder-type="text">&lt;/if&gt;</text:placeholder></text:span></text:p>
                </table:table-cell>
                <table:table-cell table:style-name="Table2.A2" office:value-type="string">
                  <text:p text:style-name="P44"><text:placeholder text:placeholder-type="text">&lt;patient.date_onset&gt;</text:placeholder></text:p>
                </table:table-cell>
                <table:table-cell table:style-name="Table2.C2" office:value-type="string">
                  <text:p text:style-name="P38"><text:s/><text:span text:style-name="T3"><text:placeholder text:placeholder-type="text">&lt;patient.epi_week_onset&gt;</text:placeholder></text:span></text:p>
                </table:table-cell>
              </table:table-row>
              <table:table-row>
                <table:table-cell table:style-name="Table2.C2" table:number-columns-spanned="3" office:value-type="string">
                  <text:p text:style-name="P32"><text:span text:style-name="T4"><text:placeholder text:placeholder-type="text">&lt;if test="patient.diagnosis_confirmed"&gt;</text:placeholder></text:span><text:span text:style-name="T1">Confirmed Diagnosis: </text:span><text:span text:style-name="T3"><text:placeholder text:placeholder-type="text">&lt;patient.diagnosis_confirmed.name&gt;</text:placeholder></text:span><text:span text:style-name="T5"><text:placeholder text:placeholder-type="text">&lt;/if&gt;</text:placeholder></text:span></text:p>
                </table:table-cell>
                <table:covered-table-cell/>
                <table:covered-table-cell/>
              </table:table-row>
            </table:table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9"><text:span text:style-name="T17"><text:placeholder text:placeholder-type="text">&lt;if test="patient.symptoms"&gt;</text:placeholder></text:span><text:span text:style-name="T10">Symptoms:</text:span> <text:span text:style-name="T16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1"><text:span text:style-name="T17"><text:placeholder text:placeholder-type="text">&lt;if test="patient.symptoms"&gt;</text:placeholder></text:span> 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76">Sign/Symptom</text:p>
                </table:table-cell>
                <table:table-cell table:style-name="Table8.A1" office:value-type="string">
                  <text:p text:style-name="P41">Date of Onset</text:p>
                </table:table-cell>
                <table:table-cell table:style-name="Table8.C1" office:value-type="string">
                  <text:p text:style-name="P41">Comment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4"><text:placeholder text:placeholder-type="text">&lt;for each="symptom in patient.symptom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45"><text:placeholder text:placeholder-type="text">&lt;symptom.pathology.name&gt;</text:placeholder></text:p>
                </table:table-cell>
                <table:table-cell table:style-name="Table4.A1" office:value-type="string">
                  <text:p text:style-name="P45"><text:placeholder text:placeholder-type="text">&lt;symptom.date_onset&gt;</text:placeholder></text:p>
                </table:table-cell>
                <table:table-cell table:style-name="Table4.C1" office:value-type="string">
                  <text:p text:style-name="P45"><text:placeholder text:placeholder-type="text">&lt;symptom.comment&gt;</text:placeholder></text:p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4" table:number-columns-spanned="4" office:value-type="string">
            <text:p text:style-name="P27">Basic Detail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0">Notes: <text:span text:style-name="T18"><text:placeholder text:placeholder-type="text">&lt;patient.comments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5">Admitted to Hospital:</text:p>
                </table:table-cell>
                <table:table-cell table:style-name="Table6.B1" office:value-type="string">
                  <text:p text:style-name="P10"><text:span text:style-name="T14"><text:placeholder text:placeholder-type="text">&lt;choose test=""&gt;</text:placeholder></text:span><text:span text:style-name="T14"><text:placeholder text:placeholder-type="text">&lt;when test="patient.hospitalized==True"&gt;</text:placeholder></text:span><text:span text:style-name="T14">Yes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No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35">Deceased:</text:p>
                </table:table-cell>
                <table:table-cell table:style-name="Table6.B2" office:value-type="string">
                  <text:p text:style-name="P10"><text:span text:style-name="T14"><text:placeholder text:placeholder-type="text">&lt;choose test=""&gt;</text:placeholder></text:span><text:span text:style-name="T14"><text:placeholder text:placeholder-type="text">&lt;when test="patient.deceased==True"&gt;</text:placeholder></text:span><text:span text:style-name="T14">Yes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No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35">Samples Taken:</text:p>
                </table:table-cell>
                <table:table-cell table:style-name="Table6.B2" office:value-type="string">
                  <text:p text:style-name="P10"><text:span text:style-name="T14"><text:placeholder text:placeholder-type="text">&lt;choose test=""&gt;</text:placeholder></text:span><text:span text:style-name="T14"><text:placeholder text:placeholder-type="text">&lt;when test="patient.specimen_taken==True"&gt;</text:placeholder></text:span><text:span text:style-name="T14">Yes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No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35">Recent Foreign Travels: </text:p>
                </table:table-cell>
                <table:table-cell table:style-name="Table6.B2" office:value-type="string">
                  <text:p text:style-name="P10"><text:span text:style-name="T14"><text:placeholder text:placeholder-type="text">&lt;choose test=""&gt;</text:placeholder></text:span><text:span text:style-name="T14"><text:placeholder text:placeholder-type="text">&lt;when test="patient.hx_travel==True"&gt;</text:placeholder></text:span><text:span text:style-name="T14">Yes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No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35">IR Received: </text:p>
                </table:table-cell>
                <table:table-cell table:style-name="Table6.B2" office:value-type="string">
                  <text:p text:style-name="P10"><text:span text:style-name="T14"><text:placeholder text:placeholder-type="text">&lt;choose test=""&gt;</text:placeholder></text:span><text:span text:style-name="T14"><text:placeholder text:placeholder-type="text">&lt;when test="patient.ir_received==True"&gt;</text:placeholder></text:span><text:soft-page-break/><text:span text:style-name="T14">Yes </text:span><text:span text:style-name="T14"><text:placeholder text:placeholder-type="text">&lt;/when&gt;</text:placeholder></text:span><text:span text:style-name="T14"><text:placeholder text:placeholder-type="text">&lt;otherwise&gt;</text:placeholder></text:span><text:span text:style-name="T14">No</text:span><text:span text:style-name="T14"><text:placeholder text:placeholder-type="text">&lt;/otherwise&gt;</text:placeholder></text:span><text:span text:style-name="T14"><text:placeholder text:placeholder-type="text">&lt;/choose&gt;</text:placeholder></text:span></text:p>
                </table:table-cell>
              </table:table-row>
            </table:table>
            <text:p text:style-name="P14"/>
            <text:p text:style-name="P60"><text:span text:style-name="T17"><text:placeholder text:placeholder-type="text">&lt;if test="patient.hospitalized==True"&gt;</text:placeholder></text:span></text:p>
            <text:p text:style-name="P74">Hospitalized At:</text:p>
            <text:p text:style-name="P74"/>
            <table:table table:name="Table13" table:style-name="Table13">
              <table:table-column table:style-name="Table13.A" table:number-columns-repeated="2"/>
              <table:table-row>
                <table:table-cell table:style-name="Table13.A1" office:value-type="string">
                  <text:p text:style-name="P80">Hospital: <text:span text:style-name="T7"><text:placeholder text:placeholder-type="text">&lt;if test="patient.hospital"&gt;</text:placeholder></text:span> <text:span text:style-name="T6"><text:placeholder text:placeholder-type="text">&lt;patient.hospital.name.name&gt;</text:placeholder></text:span><text:span text:style-name="T8"><text:placeholder text:placeholder-type="text">&lt;/if&gt;</text:placeholder></text:span></text:p>
                </table:table-cell>
                <table:table-cell table:style-name="Table13.B1" office:value-type="string">
                  <text:p text:style-name="P79">Date: <text:span text:style-name="T6"><text:placeholder text:placeholder-type="text">&lt;patient.admission_date&gt;</text:placeholder></text:span></text:p>
                </table:table-cell>
              </table:table-row>
              <table:table-row>
                <table:table-cell table:style-name="Table13.A2" table:number-columns-spanned="2" office:value-type="string">
                  <text:p text:style-name="P79">Ward: <text:span text:style-name="T6"><text:placeholder text:placeholder-type="text">&lt;patient.ward&gt;</text:placeholder></text:span></text:p>
                </table:table-cell>
                <table:covered-table-cell/>
              </table:table-row>
            </table:table>
            <text:p text:style-name="P66"><text:span text:style-name="T18"><text:placeholder text:placeholder-type="text">&lt;/if&gt;</text:placeholder></text:span></text:p>
            <text:p text:style-name="P61"/>
            <text:p text:style-name="P61"><text:span text:style-name="T17"><text:placeholder text:placeholder-type="text">&lt;if test="patient.specimen_taken==True"&gt;</text:placeholder></text:span></text:p>
            <text:p text:style-name="P73">Specimen Taken:</text:p>
            <text:p text:style-name="P73"/>
            <table:table table:name="Table14" table:style-name="Table14">
              <table:table-column table:style-name="Table14.A"/>
              <table:table-column table:style-name="Table14.B" table:number-columns-repeated="5"/>
              <table:table-column table:style-name="Table14.A"/>
              <table:table-row>
                <table:table-cell table:style-name="Table14.A1" office:value-type="string">
                  <text:p text:style-name="P77">Type</text:p>
                </table:table-cell>
                <table:table-cell table:style-name="Table14.A1" office:value-type="string">
                  <text:p text:style-name="P77">Date Specimen Takes</text:p>
                </table:table-cell>
                <table:table-cell table:style-name="Table14.A1" office:value-type="string">
                  <text:p text:style-name="P77">Lab Sent to</text:p>
                </table:table-cell>
                <table:table-cell table:style-name="Table14.A1" office:value-type="string">
                  <text:p text:style-name="P77">Code/Identifier</text:p>
                </table:table-cell>
                <table:table-cell table:style-name="Table14.A1" office:value-type="string">
                  <text:p text:style-name="P77">Lab Test Type</text:p>
                </table:table-cell>
                <table:table-cell table:style-name="Table14.A1" office:value-type="string">
                  <text:p text:style-name="P77">Test Result State</text:p>
                </table:table-cell>
                <table:table-cell table:style-name="Table14.G1" office:value-type="string">
                  <text:p text:style-name="P77">Result Type</text:p>
                </table:table-cell>
              </table:table-row>
            </table:table>
            <text:p text:style-name="P68"><text:span text:style-name="T18"><text:placeholder text:placeholder-type="text">&lt;/if&gt;</text:placeholder></text:span><text:span text:style-name="T18"> </text:span></text:p>
            <text:p text:style-name="P68"><text:span text:style-name="T18"><text:placeholder text:placeholder-type="text">&lt;for each="specimen in patient.specimens"&gt;</text:placeholder></text:span></text:p>
            <table:table table:name="Table15" table:style-name="Table15">
              <table:table-column table:style-name="Table15.A" table:number-columns-repeated="7"/>
              <table:table-row>
                <table:table-cell table:style-name="Table15.A1" office:value-type="string">
                  <text:p text:style-name="P51"><text:placeholder text:placeholder-type="text">&lt;specimen.specimen_type&gt;</text:placeholder></text:p>
                </table:table-cell>
                <table:table-cell table:style-name="Table15.A1" office:value-type="string">
                  <text:p text:style-name="P51"><text:placeholder text:placeholder-type="text">&lt;specimen.date_taken&gt;</text:placeholder></text:p>
                </table:table-cell>
                <table:table-cell table:style-name="Table15.A1" office:value-type="string">
                  <text:p text:style-name="P51"><text:placeholder text:placeholder-type="text">&lt;specimen.lab_sent_to&gt;</text:placeholder></text:p>
                </table:table-cell>
                <table:table-cell table:style-name="Table15.A1" office:value-type="string">
                  <text:p text:style-name="P51"><text:placeholder text:placeholder-type="text">&lt;specimen.name&gt;</text:placeholder></text:p>
                </table:table-cell>
                <table:table-cell table:style-name="Table15.A1" office:value-type="string">
                  <text:p text:style-name="P51"><text:placeholder text:placeholder-type="text">&lt;specimen.lab_test_type&gt;</text:placeholder></text:p>
                </table:table-cell>
                <table:table-cell table:style-name="Table15.A1" office:value-type="string">
                  <text:p text:style-name="P51"><text:placeholder text:placeholder-type="text">&lt;specimen.lab_result_state&gt;</text:placeholder></text:p>
                </table:table-cell>
                <table:table-cell table:style-name="Table15.G1" office:value-type="string">
                  <text:p text:style-name="P51"><text:placeholder text:placeholder-type="text">&lt;specimen.lab_result_type&gt;</text:placeholder></text:p>
                </table:table-cell>
              </table:table-row>
            </table:table>
            <text:p text:style-name="P62"><text:placeholder text:placeholder-type="text">&lt;/for&gt;</text:placeholder></text:p>
            <text:p text:style-name="P62"/>
            <text:p text:style-name="P63"><text:span text:style-name="T17"><text:placeholder text:placeholder-type="text">&lt;if test="patient.hx_travel==True"&gt;</text:placeholder></text:span></text:p>
            <text:p text:style-name="P75">Foreign Travels</text:p>
            <text:p text:style-name="P75"/>
            <table:table table:name="Table16" table:style-name="Table16">
              <table:table-column table:style-name="Table16.A" table:number-columns-repeated="4"/>
              <table:table-row>
                <table:table-cell table:style-name="Table16.A1" office:value-type="string">
                  <text:p text:style-name="P78">Country</text:p>
                </table:table-cell>
                <table:table-cell table:style-name="Table16.A1" office:value-type="string">
                  <text:p text:style-name="P78">Province/State</text:p>
                </table:table-cell>
                <table:table-cell table:style-name="Table16.A1" office:value-type="string">
                  <text:p text:style-name="P78">Date of Arrival</text:p>
                </table:table-cell>
                <table:table-cell table:style-name="Table16.D1" office:value-type="string">
                  <text:p text:style-name="P78">Comment</text:p>
                </table:table-cell>
              </table:table-row>
            </table:table>
            <text:p text:style-name="P69"><text:span text:style-name="T18"><text:placeholder text:placeholder-type="text">&lt;/if&gt;</text:placeholder></text:span><text:span text:style-name="T18"> </text:span></text:p>
            <text:p text:style-name="P69"><text:span text:style-name="T18"><text:placeholder text:placeholder-type="text">&lt;for each="location in patient.hx_locations"&gt;</text:placeholder></text:span></text:p>
            <table:table table:name="Table17" table:style-name="Table17">
              <table:table-column table:style-name="Table17.A" table:number-columns-repeated="4"/>
              <table:table-row>
                <table:table-cell table:style-name="Table17.A1" office:value-type="string">
                  <text:p text:style-name="P53"><text:span text:style-name="T17"><text:placeholder text:placeholder-type="text">&lt;if test="location.country"&gt;</text:placeholder></text:span><text:placeholder text:placeholder-type="text">&lt;location.country.name&gt;</text:placeholder><text:span text:style-name="T18"><text:placeholder text:placeholder-type="text">&lt;/if&gt;</text:placeholder></text:span></text:p>
                </table:table-cell>
                <table:table-cell table:style-name="Table17.A1" office:value-type="string">
                  <text:p text:style-name="P53"><text:span text:style-name="T17"><text:placeholder text:placeholder-type="text">&lt;if test="location.subdiv"&gt;</text:placeholder></text:span><text:placeholder text:placeholder-type="text">&lt;location.subdiv.name&gt;</text:placeholder><text:span text:style-name="T18"><text:placeholder text:placeholder-type="text">&lt;/if&gt;</text:placeholder></text:span></text:p>
                </table:table-cell>
                <table:table-cell table:style-name="Table17.A1" office:value-type="string">
                  <text:p text:style-name="P52"><text:placeholder text:placeholder-type="text">&lt;location.arrival_time&gt;</text:placeholder></text:p>
                </table:table-cell>
                <table:table-cell table:style-name="Table17.D1" office:value-type="string">
                  <text:p text:style-name="P52"><text:placeholder text:placeholder-type="text">&lt;location.comment&gt;</text:placeholder></text:p>
                </table:table-cell>
              </table:table-row>
            </table:table>
            <text:p text:style-name="P64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65"><text:span text:style-name="T17"><text:placeholder text:placeholder-type="text">&lt;if test="patient.encounter"&gt;</text:placeholder></text:span><text:span text:style-name="T11">C</text:span><text:span text:style-name="T12">linical Encounter</text:span><text:span text:style-name="T18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48"><text:placeholder text:placeholder-type="text">&lt;if test="patient.encounter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5" table:style-name="Table5">
              <table:table-column table:style-name="Table5.A" table:number-columns-repeated="5"/>
              <table:table-row>
                <table:table-cell table:style-name="Table5.A1" office:value-type="string">
                  <text:p text:style-name="P70">Start Time</text:p>
                </table:table-cell>
                <table:table-cell table:style-name="Table5.A1" office:value-type="string">
                  <text:p text:style-name="P70">Primary Complain </text:p>
                </table:table-cell>
                <table:table-cell table:style-name="Table5.A1" office:value-type="string">
                  <text:p text:style-name="P71">Institution</text:p>
                </table:table-cell>
                <table:table-cell table:style-name="Table5.A1" office:value-type="string">
                  <text:p text:style-name="P71">State</text:p>
                </table:table-cell>
                <table:table-cell table:style-name="Table5.E1" office:value-type="string">
                  <text:p text:style-name="P72">Signed By</text:p>
                </table:table-cell>
              </table:table-row>
              <table:table-row>
                <table:table-cell table:style-name="Table5.A2" office:value-type="string">
                  <text:p text:style-name="P50"><text:placeholder text:placeholder-type="text">&lt;patient.encounter.start_time&gt;</text:placeholder></text:p>
                </table:table-cell>
                <table:table-cell table:style-name="Table5.A2" office:value-type="string">
                  <text:p text:style-name="P50"><text:placeholder text:placeholder-type="text">&lt;patient.encounter.primary_complaint&gt;</text:placeholder></text:p>
                </table:table-cell>
                <table:table-cell table:style-name="Table5.A2" office:value-type="string">
                  <text:p text:style-name="P54"><text:placeholder text:placeholder-type="text">&lt;patient.encounter.institution.name.name&gt;</text:placeholder></text:p>
                </table:table-cell>
                <table:table-cell table:style-name="Table5.A2" office:value-type="string">
                  <text:p text:style-name="P54"><text:placeholder text:placeholder-type="text">&lt;patient.encounter.state&gt;</text:placeholder></text:p>
                </table:table-cell>
                <table:table-cell table:style-name="Table5.E2" office:value-type="string">
                  <text:p text:style-name="P55"><text:placeholder text:placeholder-type="text">&lt;patient.encounter.signed_by&gt;</text:placeholder></text:p>
                </table:table-cell>
              </table:table-row>
            </table:table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1" table:number-columns-spanned="2" office:value-type="string">
            <text:p text:style-name="P21"><text:span text:style-name="T21">Date Seen: </text:span><text:span text:style-name="T21"><text:placeholder text:placeholder-type="text">&lt;patient.date_seen&gt;</text:placeholder></text:span></text:p>
          </table:table-cell>
          <table:covered-table-cell/>
          <table:table-cell table:style-name="Table1.A3" table:number-columns-spanned="2" office:value-type="string">
            <text:p text:style-name="P67"><text:span text:style-name="T17"><text:placeholder text:placeholder-type="text">&lt;if test="patient.deceased==True"&gt;</text:placeholder></text:span><text:span text:style-name="T17">Date of Death: </text:span><text:span text:style-name="T17"><text:placeholder text:placeholder-type="text">&lt;patient.date_of_death&gt;</text:placeholder></text:span><text:span text:style-name="T17"><text:placeholder text:placeholder-type="text">&lt;/if&gt;</text:placeholder></text:span></text:p>
          </table:table-cell>
          <table:covered-table-cell/>
        </table:table-row>
        <table:table-row>
          <table:table-cell table:style-name="Table1.A3" table:number-columns-spanned="4" office:value-type="string">
            <text:p text:style-name="P22"><text:span text:style-name="T17"><text:placeholder text:placeholder-type="text">&lt;if test="patient.risk_factors"&gt;</text:placeholder></text:span><text:span text:style-name="T10">Risk Factors:</text:span> <text:span text:style-name="T16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9" table:number-columns-spanned="4" office:value-type="string">
            <text:p text:style-name="P49"><text:placeholder text:placeholder-type="text">&lt;if test="patient.risk_factor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40">Condition</text:p>
                </table:table-cell>
                <table:table-cell table:style-name="Table9.B1" office:value-type="string">
                  <text:p text:style-name="P40">Comment</text:p>
                </table:table-cell>
              </table:table-row>
            </table:table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7"><text:placeholder text:placeholder-type="text">&lt;for each="risk in patient.risk_factor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56"><text:placeholder text:placeholder-type="text">&lt;risk.pathology.name&gt;</text:placeholder></text:p>
                </table:table-cell>
                <table:table-cell table:style-name="Table7.B1" office:value-type="string">
                  <text:p text:style-name="P56"><text:placeholder text:placeholder-type="text">&lt;risk.comment&gt;</text:placeholder></text:p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9">Notification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39">Case Tracking Code</text:p>
                </table:table-cell>
                <table:table-cell table:style-name="Table10.B1" office:value-type="string">
                  <text:p text:style-name="P58"><text:placeholder text:placeholder-type="text">&lt;patient.tracking_code&gt;</text:placeholder></text:p>
                </table:table-cell>
              </table:table-row>
              <table:table-row>
                <table:table-cell table:style-name="Table10.A2" office:value-type="string">
                  <text:p text:style-name="P39">Reported By</text:p>
                </table:table-cell>
                <table:table-cell table:style-name="Table10.B2" office:value-type="string">
                  <text:p text:style-name="P58"><text:placeholder text:placeholder-type="text">&lt;patient.healthprof.name.name&gt;</text:placeholder></text:p>
                </table:table-cell>
              </table:table-row>
              <table:table-row>
                <table:table-cell table:style-name="Table10.A2" office:value-type="string">
                  <text:p text:style-name="P39">Reporting Facility</text:p>
                </table:table-cell>
                <table:table-cell table:style-name="Table10.B2" office:value-type="string">
                  <text:p text:style-name="P23"><text:span text:style-name="T17"><text:placeholder text:placeholder-type="text">&lt;if test="patient.reporting_facility"&gt;</text:placeholder></text:span><text:span text:style-name="T17"><text:placeholder text:placeholder-type="text">&lt;patient.reporting_facility.name.name&gt;</text:placeholder></text:span><text:span text:style-name="T17"><text:placeholder text:placeholder-type="text">&lt;/if&gt;</text:placeholder></text:span></text:p>
                </table:table-cell>
              </table:table-row>
              <table:table-row>
                <table:table-cell table:style-name="Table10.A2" office:value-type="string">
                  <text:p text:style-name="P39">Other Reporting Location</text:p>
                </table:table-cell>
                <table:table-cell table:style-name="Table10.B2" office:value-type="string">
                  <text:p text:style-name="P58"><text:placeholder text:placeholder-type="text">&lt;patient.reporting_facility_other&gt;</text:placeholder></text:p>
                </table:table-cell>
              </table:table-row>
              <table:table-row table:style-name="Table10.5">
                <table:table-cell table:style-name="Table10.A2" office:value-type="string">
                  <text:p text:style-name="P39">Date Rece<text:span text:style-name="T22">i</text:span>ved</text:p>
                </table:table-cell>
                <table:table-cell table:style-name="Table10.B2" office:value-type="string">
                  <text:p text:style-name="P58"><text:placeholder text:placeholder-type="text">&lt;patient.date_received&gt;</text:placeholder></text:p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42">State Changes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12" table:style-name="Table12">
              <table:table-column table:style-name="Table12.A" table:number-columns-repeated="2"/>
              <table:table-column table:style-name="Table12.C"/>
              <table:table-row>
                <table:table-cell table:style-name="Table12.A1" office:value-type="string">
                  <text:p text:style-name="P43">Changed To</text:p>
                </table:table-cell>
                <table:table-cell table:style-name="Table12.A1" office:value-type="string">
                  <text:p text:style-name="P43">Changed On </text:p>
                </table:table-cell>
                <table:table-cell table:style-name="Table12.C1" office:value-type="string">
                  <text:p text:style-name="P43">Changed By</text:p>
                </table:table-cell>
              </table:table-row>
            </table:table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8"><text:placeholder text:placeholder-type="text">&lt;for each="state in patient.state_chang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able:table table:name="Table11" table:style-name="Table11">
              <table:table-column table:style-name="Table11.A" table:number-columns-repeated="3"/>
              <table:table-row>
                <table:table-cell table:style-name="Table11.A1" office:value-type="string">
                  <text:p text:style-name="P57"><text:placeholder text:placeholder-type="text">&lt;state.target_state&gt;</text:placeholder></text:p>
                </table:table-cell>
                <table:table-cell table:style-name="Table11.A1" office:value-type="string">
                  <text:p text:style-name="P57"><text:placeholder text:placeholder-type="text">&lt;state.change_date&gt;</text:placeholder></text:p>
                </table:table-cell>
                <table:table-cell table:style-name="Table11.C1" office:value-type="string">
                  <text:p text:style-name="P57"><text:placeholder text:placeholder-type="text">&lt;state.healthprof.name.name&gt;</text:placeholder></text:p>
                </table:table-cell>
              </table:table-row>
            </table:table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17" meta:image-count="0" meta:object-count="0" meta:page-count="4" meta:paragraph-count="124" meta:word-count="246" meta:character-count="3407" meta:non-whitespace-character-count="3277"/>
  </office:meta>
</office:document-meta>
</file>